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">
            <text:p>rovers: 10 Base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1600000000000003E-2" table:formula="of:=SUM([.B2];[.E2];[.H2];[.K2];[.N2])/COUNT([.B2];[.E2];[.H2];[.K2];[.N2])" table:style-name="ce1">
            <text:p>0.0316</text:p>
          </table:table-cell>
          <table:table-cell office:value-type="float" office:value="3.1600000000000002E-5" table:formula="of:=[.Q2]/1000" table:style-name="ce1">
            <text:p>0.0000316</text:p>
          </table:table-cell>
          <table:table-cell office:value-type="float" office:value="1" table:style-name="ce1">
            <text:p>1</text:p>
          </table:table-cell>
          <table:table-cell office:value-type="float" office:value="3.1600000000000002E-5" table:formula="of:=[.Q2]/1000" table:style-name="ce1">
            <text:p>0.0000316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4E-2" table:formula="of:=SUM([.B3];[.E3];[.H3];[.K3];[.N3])/COUNT([.B3];[.E3];[.H3];[.K3];[.N3])" table:style-name="ce1">
            <text:p>0.0344</text:p>
          </table:table-cell>
          <table:table-cell office:value-type="float" office:value="3.4400000000000003E-5" table:formula="of:=[.Q3]/1000" table:style-name="ce1">
            <text:p>0.0000344</text:p>
          </table:table-cell>
          <table:table-cell office:value-type="float" office:value="2" table:style-name="ce1">
            <text:p>2</text:p>
          </table:table-cell>
          <table:table-cell office:value-type="float" office:value="3.4400000000000003E-5" table:formula="of:=[.Q3]/1000" table:style-name="ce1">
            <text:p>0.0000344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399999999999995E-2" table:formula="of:=SUM([.B4];[.E4];[.H4];[.K4];[.N4])/COUNT([.B4];[.E4];[.H4];[.K4];[.N4])" table:style-name="ce1">
            <text:p>0.0604</text:p>
          </table:table-cell>
          <table:table-cell office:value-type="float" office:value="6.0399999999999998E-5" table:formula="of:=[.Q4]/1000" table:style-name="ce1">
            <text:p>0.0000604</text:p>
          </table:table-cell>
          <table:table-cell office:value-type="float" office:value="3" table:style-name="ce1">
            <text:p>3</text:p>
          </table:table-cell>
          <table:table-cell office:value-type="float" office:value="6.0399999999999998E-5" table:formula="of:=[.Q4]/1000" table:style-name="ce1">
            <text:p>0.0000604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999999999999996E-2" table:formula="of:=SUM([.B5];[.E5];[.H5];[.K5];[.N5])/COUNT([.B5];[.E5];[.H5];[.K5];[.N5])" table:style-name="ce1">
            <text:p>0.035</text:p>
          </table:table-cell>
          <table:table-cell office:value-type="float" office:value="3.4999999999999997E-5" table:formula="of:=[.Q5]/1000" table:style-name="ce1">
            <text:p>0.000035</text:p>
          </table:table-cell>
          <table:table-cell office:value-type="float" office:value="4" table:style-name="ce1">
            <text:p>4</text:p>
          </table:table-cell>
          <table:table-cell office:value-type="float" office:value="3.4999999999999997E-5" table:formula="of:=[.Q5]/1000" table:style-name="ce1">
            <text:p>0.000035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5" table:style-name="ce1">
            <text:p>0.185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0699999999999999" table:formula="of:=SUM([.B6];[.E6];[.H6];[.K6];[.N6])/COUNT([.B6];[.E6];[.H6];[.K6];[.N6])" table:style-name="ce1">
            <text:p>0.207</text:p>
          </table:table-cell>
          <table:table-cell office:value-type="float" office:value="2.0699999999999999E-4" table:formula="of:=[.Q6]/1000" table:style-name="ce1">
            <text:p>0.000207</text:p>
          </table:table-cell>
          <table:table-cell office:value-type="float" office:value="5" table:style-name="ce1">
            <text:p>5</text:p>
          </table:table-cell>
          <table:table-cell office:value-type="float" office:value="2.0699999999999999E-4" table:formula="of:=[.Q6]/1000" table:style-name="ce1">
            <text:p>0.000207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37" table:style-name="ce1">
            <text:p>0.4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71" table:style-name="ce1">
            <text:p>0.37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4079999999999999" table:formula="of:=SUM([.B7];[.E7];[.H7];[.K7];[.N7])/COUNT([.B7];[.E7];[.H7];[.K7];[.N7])" table:style-name="ce1">
            <text:p>0.3408</text:p>
          </table:table-cell>
          <table:table-cell office:value-type="float" office:value="3.4079999999999999E-4" table:formula="of:=[.Q7]/1000" table:style-name="ce1">
            <text:p>0.0003408</text:p>
          </table:table-cell>
          <table:table-cell office:value-type="float" office:value="6" table:style-name="ce1">
            <text:p>6</text:p>
          </table:table-cell>
          <table:table-cell office:value-type="float" office:value="3.4079999999999999E-4" table:formula="of:=[.Q7]/1000" table:style-name="ce1">
            <text:p>0.0003408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6220000000000001" table:formula="of:=SUM([.B8];[.E8];[.H8];[.K8];[.N8])/COUNT([.B8];[.E8];[.H8];[.K8];[.N8])" table:style-name="ce1">
            <text:p>0.1622</text:p>
          </table:table-cell>
          <table:table-cell office:value-type="float" office:value="1.6220000000000001E-4" table:formula="of:=[.Q8]/1000" table:style-name="ce1">
            <text:p>0.0001622</text:p>
          </table:table-cell>
          <table:table-cell office:value-type="float" office:value="7" table:style-name="ce1">
            <text:p>7</text:p>
          </table:table-cell>
          <table:table-cell office:value-type="float" office:value="1.6220000000000001E-4" table:formula="of:=[.Q8]/1000" table:style-name="ce1">
            <text:p>0.0001622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34" table:style-name="ce1">
            <text:p>0.43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1" table:style-name="ce1">
            <text:p>0.37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759999999999999" table:formula="of:=SUM([.B9];[.E9];[.H9];[.K9];[.N9])/COUNT([.B9];[.E9];[.H9];[.K9];[.N9])" table:style-name="ce1">
            <text:p>0.3776</text:p>
          </table:table-cell>
          <table:table-cell office:value-type="float" office:value="3.7760000000000002E-4" table:formula="of:=[.Q9]/1000" table:style-name="ce1">
            <text:p>0.0003776</text:p>
          </table:table-cell>
          <table:table-cell office:value-type="float" office:value="8" table:style-name="ce1">
            <text:p>8</text:p>
          </table:table-cell>
          <table:table-cell office:value-type="float" office:value="3.7760000000000002E-4" table:formula="of:=[.Q9]/1000" table:style-name="ce1">
            <text:p>0.0003776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7900000000000005" table:style-name="ce1">
            <text:p>0.67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899999999999999" table:style-name="ce1">
            <text:p>0.60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100000000000001" table:formula="of:=SUM([.B10];[.E10];[.H10];[.K10];[.N10])/COUNT([.B10];[.E10];[.H10];[.K10];[.N10])" table:style-name="ce1">
            <text:p>0.631</text:p>
          </table:table-cell>
          <table:table-cell office:value-type="float" office:value="6.3100000000000005E-4" table:formula="of:=[.Q10]/1000" table:style-name="ce1">
            <text:p>0.000631</text:p>
          </table:table-cell>
          <table:table-cell office:value-type="float" office:value="9" table:style-name="ce1">
            <text:p>9</text:p>
          </table:table-cell>
          <table:table-cell office:value-type="float" office:value="6.3100000000000005E-4" table:formula="of:=[.Q10]/1000" table:style-name="ce1">
            <text:p>0.000631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54" table:style-name="ce1">
            <text:p>0.75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9399999999999995" table:style-name="ce1">
            <text:p>0.69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1200000000000006" table:formula="of:=SUM([.B11];[.E11];[.H11];[.K11];[.N11])/COUNT([.B11];[.E11];[.H11];[.K11];[.N11])" table:style-name="ce1">
            <text:p>0.812</text:p>
          </table:table-cell>
          <table:table-cell office:value-type="float" office:value="8.12E-4" table:formula="of:=[.Q11]/1000" table:style-name="ce1">
            <text:p>0.000812</text:p>
          </table:table-cell>
          <table:table-cell office:value-type="float" office:value="10" table:style-name="ce1">
            <text:p>10</text:p>
          </table:table-cell>
          <table:table-cell office:value-type="float" office:value="8.12E-4" table:formula="of:=[.Q11]/1000" table:style-name="ce1">
            <text:p>0.000812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45" table:style-name="ce1">
            <text:p>0.74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1880000000000011" table:formula="of:=SUM([.B12];[.E12];[.H12];[.K12];[.N12])/COUNT([.B12];[.E12];[.H12];[.K12];[.N12])" table:style-name="ce1">
            <text:p>0.7188</text:p>
          </table:table-cell>
          <table:table-cell office:value-type="float" office:value="7.1880000000000012E-4" table:formula="of:=[.Q12]/1000" table:style-name="ce1">
            <text:p>0.0007188</text:p>
          </table:table-cell>
          <table:table-cell office:value-type="float" office:value="11" table:style-name="ce1">
            <text:p>11</text:p>
          </table:table-cell>
          <table:table-cell office:value-type="float" office:value="7.1880000000000012E-4" table:formula="of:=[.Q12]/1000" table:style-name="ce1">
            <text:p>0.0007188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5" table:style-name="ce1">
            <text:p>0.3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448" table:formula="of:=SUM([.B13];[.E13];[.H13];[.K13];[.N13])/COUNT([.B13];[.E13];[.H13];[.K13];[.N13])" table:style-name="ce1">
            <text:p>0.3448</text:p>
          </table:table-cell>
          <table:table-cell office:value-type="float" office:value="3.4479999999999998E-4" table:formula="of:=[.Q13]/1000" table:style-name="ce1">
            <text:p>0.0003448</text:p>
          </table:table-cell>
          <table:table-cell office:value-type="float" office:value="12" table:style-name="ce1">
            <text:p>12</text:p>
          </table:table-cell>
          <table:table-cell office:value-type="float" office:value="3.4479999999999998E-4" table:formula="of:=[.Q13]/1000" table:style-name="ce1">
            <text:p>0.0003448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972" table:style-name="ce1">
            <text:p>1.97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08" table:style-name="ce1">
            <text:p>2.00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4.2569999999999997" table:style-name="ce1">
            <text:p>4.257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4400000000000004" table:formula="of:=SUM([.B14];[.E14];[.H14];[.K14];[.N14])/COUNT([.B14];[.E14];[.H14];[.K14];[.N14])" table:style-name="ce1">
            <text:p>2.44</text:p>
          </table:table-cell>
          <table:table-cell office:value-type="float" office:value="2.4400000000000003E-3" table:formula="of:=[.Q14]/1000" table:style-name="ce1">
            <text:p>0.00244</text:p>
          </table:table-cell>
          <table:table-cell office:value-type="float" office:value="13" table:style-name="ce1">
            <text:p>13</text:p>
          </table:table-cell>
          <table:table-cell office:value-type="float" office:value="2.4400000000000003E-3" table:formula="of:=[.Q14]/1000" table:style-name="ce1">
            <text:p>0.00244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2620000000000009" table:formula="of:=SUM([.B15];[.E15];[.H15];[.K15];[.N15])/COUNT([.B15];[.E15];[.H15];[.K15];[.N15])" table:style-name="ce1">
            <text:p>0.6262</text:p>
          </table:table-cell>
          <table:table-cell office:value-type="float" office:value="6.2620000000000004E-4" table:formula="of:=[.Q15]/1000" table:style-name="ce1">
            <text:p>0.0006262</text:p>
          </table:table-cell>
          <table:table-cell office:value-type="float" office:value="14" table:style-name="ce1">
            <text:p>14</text:p>
          </table:table-cell>
          <table:table-cell office:value-type="float" office:value="6.2620000000000004E-4" table:formula="of:=[.Q15]/1000" table:style-name="ce1">
            <text:p>0.0006262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50000000000001" table:style-name="ce1">
            <text:p>2.70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6930000000000001" table:style-name="ce1">
            <text:p>2.69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530000000000002" table:style-name="ce1">
            <text:p>2.85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2" table:style-name="ce1">
            <text:p>2.70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343999999999996" table:formula="of:=SUM([.B16];[.E16];[.H16];[.K16];[.N16])/COUNT([.B16];[.E16];[.H16];[.K16];[.N16])" table:style-name="ce1">
            <text:p>2.8344</text:p>
          </table:table-cell>
          <table:table-cell office:value-type="float" office:value="2.8343999999999995E-3" table:formula="of:=[.Q16]/1000" table:style-name="ce1">
            <text:p>0.0028344</text:p>
          </table:table-cell>
          <table:table-cell office:value-type="float" office:value="15" table:style-name="ce1">
            <text:p>15</text:p>
          </table:table-cell>
          <table:table-cell office:value-type="float" office:value="2.8343999999999995E-3" table:formula="of:=[.Q16]/1000" table:style-name="ce1">
            <text:p>0.0028344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890000000000001" table:style-name="ce1">
            <text:p>2.289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4.0039999999999996" table:style-name="ce1">
            <text:p>4.004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68" table:style-name="ce1">
            <text:p>1.768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843" table:style-name="ce1">
            <text:p>1.843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7" table:style-name="ce1">
            <text:p>1.77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2.3348" table:formula="of:=SUM([.B17];[.E17];[.H17];[.K17];[.N17])/COUNT([.B17];[.E17];[.H17];[.K17];[.N17])" table:style-name="ce1">
            <text:p>2.3348</text:p>
          </table:table-cell>
          <table:table-cell office:value-type="float" office:value="2.3348000000000002E-3" table:formula="of:=[.Q17]/1000" table:style-name="ce1">
            <text:p>0.0023348</text:p>
          </table:table-cell>
          <table:table-cell office:value-type="float" office:value="16" table:style-name="ce1">
            <text:p>16</text:p>
          </table:table-cell>
          <table:table-cell office:value-type="float" office:value="2.3348000000000002E-3" table:formula="of:=[.Q17]/1000" table:style-name="ce1">
            <text:p>0.0023348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7779999999999996" table:style-name="ce1">
            <text:p>6.778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6950000000000003" table:style-name="ce1">
            <text:p>6.69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32" table:style-name="ce1">
            <text:p>7.03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7149999999999999" table:style-name="ce1">
            <text:p>7.71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22" table:style-name="ce1">
            <text:p>7.2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879999999999992" table:formula="of:=SUM([.B18];[.E18];[.H18];[.K18];[.N18])/COUNT([.B18];[.E18];[.H18];[.K18];[.N18])" table:style-name="ce1">
            <text:p>7.088</text:p>
          </table:table-cell>
          <table:table-cell office:value-type="float" office:value="7.0879999999999988E-3" table:formula="of:=[.Q18]/1000" table:style-name="ce1">
            <text:p>0.007088</text:p>
          </table:table-cell>
          <table:table-cell office:value-type="float" office:value="17" table:style-name="ce1">
            <text:p>17</text:p>
          </table:table-cell>
          <table:table-cell office:value-type="float" office:value="7.0879999999999988E-3" table:formula="of:=[.Q18]/1000" table:style-name="ce1">
            <text:p>0.007088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.432" table:style-name="ce1">
            <text:p>13.432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089" table:style-name="ce1">
            <text:p>12.089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1.914999999999999" table:style-name="ce1">
            <text:p>11.91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3.298" table:style-name="ce1">
            <text:p>13.298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66999999999999" table:style-name="ce1">
            <text:p>12.767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00200000000001" table:formula="of:=SUM([.B19];[.E19];[.H19];[.K19];[.N19])/COUNT([.B19];[.E19];[.H19];[.K19];[.N19])" table:style-name="ce1">
            <text:p>12.7002</text:p>
          </table:table-cell>
          <table:table-cell office:value-type="float" office:value="1.27002E-2" table:formula="of:=[.Q19]/1000" table:style-name="ce1">
            <text:p>0.0127002</text:p>
          </table:table-cell>
          <table:table-cell office:value-type="float" office:value="18" table:style-name="ce1">
            <text:p>18</text:p>
          </table:table-cell>
          <table:table-cell office:value-type="float" office:value="1.27002E-2" table:formula="of:=[.Q19]/1000" table:style-name="ce1">
            <text:p>0.0127002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9.81200000000001" table:style-name="ce1">
            <text:p>129.812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123.61499999999999" table:style-name="ce1">
            <text:p>123.615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66.801000000000002" table:style-name="ce1">
            <text:p>66.8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1.001000000000005" table:style-name="ce1">
            <text:p>71.0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5.533000000000001" table:style-name="ce1">
            <text:p>75.533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93.352400000000017" table:formula="of:=SUM([.B20];[.E20];[.H20];[.K20];[.N20])/COUNT([.B20];[.E20];[.H20];[.K20];[.N20])" table:style-name="ce1">
            <text:p>93.3524</text:p>
          </table:table-cell>
          <table:table-cell office:value-type="float" office:value="9.3352400000000016E-2" table:formula="of:=[.Q20]/1000" table:style-name="ce1">
            <text:p>0.0933524</text:p>
          </table:table-cell>
          <table:table-cell office:value-type="float" office:value="19" table:style-name="ce1">
            <text:p>19</text:p>
          </table:table-cell>
          <table:table-cell office:value-type="float" office:value="9.3352400000000016E-2" table:formula="of:=[.Q20]/1000" table:style-name="ce1">
            <text:p>0.0933524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70.07299999999998" table:style-name="ce1">
            <text:p>570.073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87400000000002" table:style-name="ce1">
            <text:p>551.87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7.57100000000003" table:style-name="ce1">
            <text:p>557.57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49.79999999999995" table:style-name="ce1">
            <text:p>549.8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26.68399999999997" table:style-name="ce1">
            <text:p>526.68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20040000000006" table:formula="of:=SUM([.B21];[.E21];[.H21];[.K21];[.N21])/COUNT([.B21];[.E21];[.H21];[.K21];[.N21])" table:style-name="ce1">
            <text:p>551.2004</text:p>
          </table:table-cell>
          <table:table-cell office:value-type="float" office:value="0.55120040000000003" table:formula="of:=[.Q21]/1000" table:style-name="ce1">
            <text:p>0.5512004</text:p>
          </table:table-cell>
          <table:table-cell office:value-type="float" office:value="20" table:style-name="ce1">
            <text:p>20</text:p>
          </table:table-cell>
          <table:table-cell office:value-type="float" office:value="0.55120040000000003" table:formula="of:=[.Q21]/1000" table:style-name="ce1">
            <text:p>0.5512004</text:p>
          </table:table-cell>
          <table:table-cell office:value-type="float" office:value="100" table:formula="of:=COUNT([.B2:.B21];[.E2:.E21];[.H2:.H21];[.K2:.K21];[.N2:.N21])" table:style-name="ce1">
            <text:p>100</text:p>
          </table:table-cell>
          <table:table-cell office:value-type="float" office:value="100" table:formula="of:=COUNT([.A2:.A21])*5" table:style-name="ce1">
            <text:p>100</text:p>
          </table:table-cell>
          <table:table-cell office:value-type="float" office:value="33.816600000000008" table:formula="of:=AVERAGE(IF(ISNUMBER([.Q2:.Q21]);[.Q2:.Q21];&quot; &quot;))" table:number-matrix-columns-spanned="1" table:number-matrix-rows-spanned="1" table:style-name="ce1">
            <text:p>33.8166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2" table:style-name="ce1"/>
          <table:table-cell office:value-type="string" table:style-name="ce1">
            <text:p>driverlog: 15<text:s/></text:p>
          </table:table-cell>
          <table:table-cell table:number-columns-repeated="2" table:style-name="ce1"/>
          <table:table-cell office:value-type="string" table:style-name="ce1">
            <text:p>driverlog: 20<text:s/></text:p>
          </table:table-cell>
          <table:table-cell table:number-columns-repeated="2" table:style-name="ce1"/>
          <table:table-cell office:value-type="string" table:style-name="ce1">
            <text:p>driverlog: 25<text:s/></text:p>
          </table:table-cell>
          <table:table-cell table:number-columns-repeated="2" table:style-name="ce1"/>
          <table:table-cell office:value-type="string" table:style-name="ce1">
            <text:p>driverlog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4E-2" table:formula="of:=SUM([.B24];[.E24];[.H24];[.K24];[.N24])/COUNT([.B24];[.E24];[.H24];[.K24];[.N24])" table:style-name="ce1">
            <text:p>0.024</text:p>
          </table:table-cell>
          <table:table-cell office:value-type="float" office:value="2.4000000000000001E-5" table:formula="of:=[.Q24]/1000" table:style-name="ce1">
            <text:p>0.000024</text:p>
          </table:table-cell>
          <table:table-cell office:value-type="float" office:value="1" table:style-name="ce1">
            <text:p>1</text:p>
          </table:table-cell>
          <table:table-cell office:value-type="float" office:value="2.4000000000000001E-5" table:formula="of:=[.Q24]/1000" table:style-name="ce1">
            <text:p>0.000024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09" table:style-name="ce1">
            <text:p>0.309</text:p>
          </table:table-cell>
          <table:table-cell office:value-type="string" table:style-name="ce1">
            <text:p>21 *</text:p>
          </table:table-cell>
          <table:table-cell office:value-type="float" office:value="2" table:style-name="ce1">
            <text:p>2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" table:style-name="ce1">
            <text:p>0.2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7840000000000004" table:formula="of:=SUM([.B25];[.E25];[.H25];[.K25];[.N25])/COUNT([.B25];[.E25];[.H25];[.K25];[.N25])" table:style-name="ce1">
            <text:p>0.2784</text:p>
          </table:table-cell>
          <table:table-cell office:value-type="float" office:value="2.7840000000000005E-4" table:formula="of:=[.Q25]/1000" table:style-name="ce1">
            <text:p>0.0002784</text:p>
          </table:table-cell>
          <table:table-cell office:value-type="float" office:value="2" table:style-name="ce1">
            <text:p>2</text:p>
          </table:table-cell>
          <table:table-cell office:value-type="float" office:value="2.7840000000000005E-4" table:formula="of:=[.Q25]/1000" table:style-name="ce1">
            <text:p>0.0002784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2000000000000005E-2" table:formula="of:=SUM([.B26];[.E26];[.H26];[.K26];[.N26])/COUNT([.B26];[.E26];[.H26];[.K26];[.N26])" table:style-name="ce1">
            <text:p>0.052</text:p>
          </table:table-cell>
          <table:table-cell office:value-type="float" office:value="5.2000000000000004E-5" table:formula="of:=[.Q26]/1000" table:style-name="ce1">
            <text:p>0.000052</text:p>
          </table:table-cell>
          <table:table-cell office:value-type="float" office:value="3" table:style-name="ce1">
            <text:p>3</text:p>
          </table:table-cell>
          <table:table-cell office:value-type="float" office:value="5.2000000000000004E-5" table:formula="of:=[.Q26]/1000" table:style-name="ce1">
            <text:p>0.000052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7700000000000002" table:style-name="ce1">
            <text:p>0.277</text:p>
          </table:table-cell>
          <table:table-cell office:value-type="string" table:style-name="ce1">
            <text:p>16 *</text:p>
          </table:table-cell>
          <table:table-cell office:value-type="float" office:value="4" table:style-name="ce1">
            <text:p>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371" table:style-name="ce1">
            <text:p>0.37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8720000000000001" table:formula="of:=SUM([.B27];[.E27];[.H27];[.K27];[.N27])/COUNT([.B27];[.E27];[.H27];[.K27];[.N27])" table:style-name="ce1">
            <text:p>0.2872</text:p>
          </table:table-cell>
          <table:table-cell office:value-type="float" office:value="2.8719999999999999E-4" table:formula="of:=[.Q27]/1000" table:style-name="ce1">
            <text:p>0.0002872</text:p>
          </table:table-cell>
          <table:table-cell office:value-type="float" office:value="4" table:style-name="ce1">
            <text:p>4</text:p>
          </table:table-cell>
          <table:table-cell office:value-type="float" office:value="2.8719999999999999E-4" table:formula="of:=[.Q27]/1000" table:style-name="ce1">
            <text:p>0.0002872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799999999999998" table:style-name="ce1">
            <text:p>0.358</text:p>
          </table:table-cell>
          <table:table-cell office:value-type="string" table:style-name="ce1">
            <text:p>20 *</text:p>
          </table:table-cell>
          <table:table-cell office:value-type="float" office:value="5" table:style-name="ce1">
            <text:p>5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5" table:style-name="ce1">
            <text:p>0.3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680000000000001" table:formula="of:=SUM([.B28];[.E28];[.H28];[.K28];[.N28])/COUNT([.B28];[.E28];[.H28];[.K28];[.N28])" table:style-name="ce1">
            <text:p>0.3668</text:p>
          </table:table-cell>
          <table:table-cell office:value-type="float" office:value="3.6680000000000003E-4" table:formula="of:=[.Q28]/1000" table:style-name="ce1">
            <text:p>0.0003668</text:p>
          </table:table-cell>
          <table:table-cell office:value-type="float" office:value="5" table:style-name="ce1">
            <text:p>5</text:p>
          </table:table-cell>
          <table:table-cell office:value-type="float" office:value="3.6680000000000003E-4" table:formula="of:=[.Q28]/1000" table:style-name="ce1">
            <text:p>0.0003668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6499999999999999" table:style-name="ce1">
            <text:p>0.365</text:p>
          </table:table-cell>
          <table:table-cell office:value-type="string" table:style-name="ce1">
            <text:p>13 *</text:p>
          </table:table-cell>
          <table:table-cell office:value-type="float" office:value="6" table:style-name="ce1">
            <text:p>6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75" table:style-name="ce1">
            <text:p>0.37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4199999999999997" table:formula="of:=SUM([.B29];[.E29];[.H29];[.K29];[.N29])/COUNT([.B29];[.E29];[.H29];[.K29];[.N29])" table:style-name="ce1">
            <text:p>0.342</text:p>
          </table:table-cell>
          <table:table-cell office:value-type="float" office:value="3.4199999999999996E-4" table:formula="of:=[.Q29]/1000" table:style-name="ce1">
            <text:p>0.000342</text:p>
          </table:table-cell>
          <table:table-cell office:value-type="float" office:value="6" table:style-name="ce1">
            <text:p>6</text:p>
          </table:table-cell>
          <table:table-cell office:value-type="float" office:value="3.4199999999999996E-4" table:formula="of:=[.Q29]/1000" table:style-name="ce1">
            <text:p>0.000342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49" table:style-name="ce1">
            <text:p>0.24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88" table:style-name="ce1">
            <text:p>0.188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2" table:style-name="ce1">
            <text:p>0.2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91" table:style-name="ce1">
            <text:p>0.19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104" table:formula="of:=SUM([.B30];[.E30];[.H30];[.K30];[.N30])/COUNT([.B30];[.E30];[.H30];[.K30];[.N30])" table:style-name="ce1">
            <text:p>0.2104</text:p>
          </table:table-cell>
          <table:table-cell office:value-type="float" office:value="2.1039999999999999E-4" table:formula="of:=[.Q30]/1000" table:style-name="ce1">
            <text:p>0.0002104</text:p>
          </table:table-cell>
          <table:table-cell office:value-type="float" office:value="7" table:style-name="ce1">
            <text:p>7</text:p>
          </table:table-cell>
          <table:table-cell office:value-type="float" office:value="2.1039999999999999E-4" table:formula="of:=[.Q30]/1000" table:style-name="ce1">
            <text:p>0.0002104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22 *</text:p>
          </table:table-cell>
          <table:table-cell office:value-type="float" office:value="8" table:style-name="ce1">
            <text:p>8</text:p>
          </table:table-cell>
          <table:table-cell office:value-type="float" office:value="0.97799999999999998" table:style-name="ce1">
            <text:p>0.978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88700000000000001" table:style-name="ce1">
            <text:p>0.887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.05" table:style-name="ce1">
            <text:p>1.0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6340000000000003" table:formula="of:=SUM([.B31];[.E31];[.H31];[.K31];[.N31])/COUNT([.B31];[.E31];[.H31];[.K31];[.N31])" table:style-name="ce1">
            <text:p>0.9634</text:p>
          </table:table-cell>
          <table:table-cell office:value-type="float" office:value="9.634E-4" table:formula="of:=[.Q31]/1000" table:style-name="ce1">
            <text:p>0.0009634</text:p>
          </table:table-cell>
          <table:table-cell office:value-type="float" office:value="8" table:style-name="ce1">
            <text:p>8</text:p>
          </table:table-cell>
          <table:table-cell office:value-type="float" office:value="9.634E-4" table:formula="of:=[.Q31]/1000" table:style-name="ce1">
            <text:p>0.0009634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14" table:style-name="ce1">
            <text:p>2.214</text:p>
          </table:table-cell>
          <table:table-cell office:value-type="string" table:style-name="ce1">
            <text:p>28 *</text:p>
          </table:table-cell>
          <table:table-cell office:value-type="float" office:value="9" table:style-name="ce1">
            <text:p>9</text:p>
          </table:table-cell>
          <table:table-cell office:value-type="float" office:value="2.3069999999999999" table:style-name="ce1">
            <text:p>2.307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.9279999999999999" table:style-name="ce1">
            <text:p>1.92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3119999999999998" table:style-name="ce1">
            <text:p>2.31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7090000000000001" table:style-name="ce1">
            <text:p>2.70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2939999999999996" table:formula="of:=SUM([.B32];[.E32];[.H32];[.K32];[.N32])/COUNT([.B32];[.E32];[.H32];[.K32];[.N32])" table:style-name="ce1">
            <text:p>2.294</text:p>
          </table:table-cell>
          <table:table-cell office:value-type="float" office:value="2.2939999999999996E-3" table:formula="of:=[.Q32]/1000" table:style-name="ce1">
            <text:p>0.002294</text:p>
          </table:table-cell>
          <table:table-cell office:value-type="float" office:value="9" table:style-name="ce1">
            <text:p>9</text:p>
          </table:table-cell>
          <table:table-cell office:value-type="float" office:value="2.2939999999999996E-3" table:formula="of:=[.Q32]/1000" table:style-name="ce1">
            <text:p>0.00229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8199999999999997" table:style-name="ce1">
            <text:p>0.28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13" table:style-name="ce1">
            <text:p>0.313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2919999999999999" table:formula="of:=SUM([.B33];[.E33];[.H33];[.K33];[.N33])/COUNT([.B33];[.E33];[.H33];[.K33];[.N33])" table:style-name="ce1">
            <text:p>0.3292</text:p>
          </table:table-cell>
          <table:table-cell office:value-type="float" office:value="3.2919999999999998E-4" table:formula="of:=[.Q33]/1000" table:style-name="ce1">
            <text:p>0.0003292</text:p>
          </table:table-cell>
          <table:table-cell office:value-type="float" office:value="10" table:style-name="ce1">
            <text:p>10</text:p>
          </table:table-cell>
          <table:table-cell office:value-type="float" office:value="3.2919999999999998E-4" table:formula="of:=[.Q33]/1000" table:style-name="ce1">
            <text:p>0.0003292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9899999999999998" table:style-name="ce1">
            <text:p>0.59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52400000000000002" table:style-name="ce1">
            <text:p>0.52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6279999999999999" table:formula="of:=SUM([.B34];[.E34];[.H34];[.K34];[.N34])/COUNT([.B34];[.E34];[.H34];[.K34];[.N34])" table:style-name="ce1">
            <text:p>0.4628</text:p>
          </table:table-cell>
          <table:table-cell office:value-type="float" office:value="4.6279999999999997E-4" table:formula="of:=[.Q34]/1000" table:style-name="ce1">
            <text:p>0.0004628</text:p>
          </table:table-cell>
          <table:table-cell office:value-type="float" office:value="11" table:style-name="ce1">
            <text:p>11</text:p>
          </table:table-cell>
          <table:table-cell office:value-type="float" office:value="4.6279999999999997E-4" table:formula="of:=[.Q34]/1000" table:style-name="ce1">
            <text:p>0.0004628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73" table:style-name="ce1">
            <text:p>14.73</text:p>
          </table:table-cell>
          <table:table-cell office:value-type="string" table:style-name="ce1">
            <text:p>43 *</text:p>
          </table:table-cell>
          <table:table-cell office:value-type="float" office:value="12" table:style-name="ce1">
            <text:p>12</text:p>
          </table:table-cell>
          <table:table-cell office:value-type="float" office:value="14.897" table:style-name="ce1">
            <text:p>14.8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2.696999999999999" table:style-name="ce1">
            <text:p>12.6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3.474" table:style-name="ce1">
            <text:p>13.4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5.273999999999999" table:style-name="ce1">
            <text:p>15.2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4.214400000000001" table:formula="of:=SUM([.B35];[.E35];[.H35];[.K35];[.N35])/COUNT([.B35];[.E35];[.H35];[.K35];[.N35])" table:style-name="ce1">
            <text:p>14.2144</text:p>
          </table:table-cell>
          <table:table-cell office:value-type="float" office:value="1.4214400000000002E-2" table:formula="of:=[.Q35]/1000" table:style-name="ce1">
            <text:p>0.0142144</text:p>
          </table:table-cell>
          <table:table-cell office:value-type="float" office:value="12" table:style-name="ce1">
            <text:p>12</text:p>
          </table:table-cell>
          <table:table-cell office:value-type="float" office:value="1.4214400000000002E-2" table:formula="of:=[.Q35]/1000" table:style-name="ce1">
            <text:p>0.0142144</text:p>
          </table:table-cell>
          <table:table-cell table:number-columns-repeated="1636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.815999999999999" table:style-name="ce1">
            <text:p>23.816</text:p>
          </table:table-cell>
          <table:table-cell office:value-type="string" table:style-name="ce1">
            <text:p>34 *</text:p>
          </table:table-cell>
          <table:table-cell office:value-type="float" office:value="13" table:style-name="ce1">
            <text:p>13</text:p>
          </table:table-cell>
          <table:table-cell office:value-type="float" office:value="23.869" table:style-name="ce1">
            <text:p>23.869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972000000000001" table:style-name="ce1">
            <text:p>22.972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19.870999999999999" table:style-name="ce1">
            <text:p>19.87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.16" table:style-name="ce1">
            <text:p>21.16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337600000000002" table:formula="of:=SUM([.B36];[.E36];[.H36];[.K36];[.N36])/COUNT([.B36];[.E36];[.H36];[.K36];[.N36])" table:style-name="ce1">
            <text:p>22.3376</text:p>
          </table:table-cell>
          <table:table-cell office:value-type="float" office:value="2.2337600000000003E-2" table:formula="of:=[.Q36]/1000" table:style-name="ce1">
            <text:p>0.0223376</text:p>
          </table:table-cell>
          <table:table-cell office:value-type="float" office:value="13" table:style-name="ce1">
            <text:p>13</text:p>
          </table:table-cell>
          <table:table-cell office:value-type="float" office:value="2.2337600000000003E-2" table:formula="of:=[.Q36]/1000" table:style-name="ce1">
            <text:p>0.0223376</text:p>
          </table:table-cell>
          <table:table-cell table:number-columns-repeated="1636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.268000000000001" table:style-name="ce1">
            <text:p>21.268</text:p>
          </table:table-cell>
          <table:table-cell office:value-type="string" table:style-name="ce1">
            <text:p>42 *</text:p>
          </table:table-cell>
          <table:table-cell office:value-type="float" office:value="14" table:style-name="ce1">
            <text:p>14</text:p>
          </table:table-cell>
          <table:table-cell office:value-type="float" office:value="21.876000000000001" table:style-name="ce1">
            <text:p>21.87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378" table:style-name="ce1">
            <text:p>19.378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989000000000001" table:style-name="ce1">
            <text:p>20.98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664000000000001" table:style-name="ce1">
            <text:p>19.664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635000000000002" table:formula="of:=SUM([.B37];[.E37];[.H37];[.K37];[.N37])/COUNT([.B37];[.E37];[.H37];[.K37];[.N37])" table:style-name="ce1">
            <text:p>20.635</text:p>
          </table:table-cell>
          <table:table-cell office:value-type="float" office:value="2.0635000000000001E-2" table:formula="of:=[.Q37]/1000" table:style-name="ce1">
            <text:p>0.020635</text:p>
          </table:table-cell>
          <table:table-cell office:value-type="float" office:value="14" table:style-name="ce1">
            <text:p>14</text:p>
          </table:table-cell>
          <table:table-cell office:value-type="float" office:value="2.0635000000000001E-2" table:formula="of:=[.Q37]/1000" table:style-name="ce1">
            <text:p>0.020635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6.79" table:style-name="ce1">
            <text:p>6.79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670000000000003" table:style-name="ce1">
            <text:p>7.26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431" table:style-name="ce1">
            <text:p>7.431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939999999999996" table:style-name="ce1">
            <text:p>7.294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1563999999999997" table:formula="of:=SUM([.B38];[.E38];[.H38];[.K38];[.N38])/COUNT([.B38];[.E38];[.H38];[.K38];[.N38])" table:style-name="ce1">
            <text:p>7.1564</text:p>
          </table:table-cell>
          <table:table-cell office:value-type="float" office:value="7.1563999999999994E-3" table:formula="of:=[.Q38]/1000" table:style-name="ce1">
            <text:p>0.0071564</text:p>
          </table:table-cell>
          <table:table-cell office:value-type="float" office:value="15" table:style-name="ce1">
            <text:p>15</text:p>
          </table:table-cell>
          <table:table-cell office:value-type="float" office:value="7.1563999999999994E-3" table:formula="of:=[.Q38]/1000" table:style-name="ce1">
            <text:p>0.0071564</text:p>
          </table:table-cell>
          <table:table-cell table:number-columns-repeated="1636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39];[.E39];[.H39];[.K39];[.N39])/COUNT([.B39];[.E39];[.H39];[.K39];[.N39])" table:style-name="ce1">
            <text:p>#DIV/0!</text:p>
          </table:table-cell>
          <table:table-cell office:value-type="float" office:value="0" table:formula="of:=[.Q39]/1000" table:style-name="ce1">
            <text:p>#DIV/0!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[.Q39]/1000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40];[.E40];[.H40];[.K40];[.N40])/COUNT([.B40];[.E40];[.H40];[.K40];[.N40])" table:style-name="ce1">
            <text:p>#DIV/0!</text:p>
          </table:table-cell>
          <table:table-cell office:value-type="float" office:value="0" table:formula="of:=[.Q40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[.Q40]/1000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41];[.E41];[.H41];[.K41];[.N41])/COUNT([.B41];[.E41];[.H41];[.K41];[.N41])" table:style-name="ce1">
            <text:p>#DIV/0!</text:p>
          </table:table-cell>
          <table:table-cell office:value-type="float" office:value="0" table:formula="of:=[.Q41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[.Q41]/1000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42];[.E42];[.H42];[.K42];[.N42])/COUNT([.B42];[.E42];[.H42];[.K42];[.N42])" table:style-name="ce1">
            <text:p>#DIV/0!</text:p>
          </table:table-cell>
          <table:table-cell office:value-type="float" office:value="0" table:formula="of:=[.Q42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[.Q42]/1000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3];[.E43];[.H43];[.K43];[.N43])/COUNT([.B43];[.E43];[.H43];[.K43];[.N43])" table:style-name="ce1">
            <text:p>#DIV/0!</text:p>
          </table:table-cell>
          <table:table-cell office:value-type="float" office:value="0" table:formula="of:=[.Q43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[.Q43]/1000" table:style-name="ce1">
            <text:p>#DIV/0!</text:p>
          </table:table-cell>
          <table:table-cell office:value-type="float" office:value="75" table:formula="of:=COUNT([.B24:.B43];[.E24:.E43];[.H24:.H43];[.K24:.K43];[.N24:.N43])" table:style-name="ce1">
            <text:p>75</text:p>
          </table:table-cell>
          <table:table-cell office:value-type="float" office:value="100" table:formula="of:=COUNT([.A24:.A43])*5" table:style-name="ce1">
            <text:p>100</text:p>
          </table:table-cell>
          <table:table-cell office:value-type="float" office:value="4.6635733333333338" table:formula="of:=AVERAGE(IF(ISNUMBER([.Q24:.Q43]);[.Q24:.Q43];&quot; &quot;))" table:number-matrix-columns-spanned="1" table:number-matrix-rows-spanned="1" table:style-name="ce1">
            <text:p>4.663573333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float" office:value="30" table:formula="of:=[.U43]-(9*5)" table:style-name="ce1">
            <text:p>3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2" table:style-name="ce1"/>
          <table:table-cell office:value-type="string" table:style-name="ce1">
            <text:p>depots: 15<text:s/></text:p>
          </table:table-cell>
          <table:table-cell table:number-columns-repeated="2" table:style-name="ce1"/>
          <table:table-cell office:value-type="string" table:style-name="ce1">
            <text:p>depots: 20<text:s/></text:p>
          </table:table-cell>
          <table:table-cell table:number-columns-repeated="2" table:style-name="ce1"/>
          <table:table-cell office:value-type="string" table:style-name="ce1">
            <text:p>depots: 25<text:s/></text:p>
          </table:table-cell>
          <table:table-cell table:number-columns-repeated="2" table:style-name="ce1"/>
          <table:table-cell office:value-type="string" table:style-name="ce1">
            <text:p>depots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2199999999999998E-2" table:formula="of:=SUM([.B46];[.E46];[.H46];[.K46];[.N46])/COUNT([.B46];[.E46];[.H46];[.K46];[.N46])" table:style-name="ce1">
            <text:p>0.0622</text:p>
          </table:table-cell>
          <table:table-cell office:value-type="float" office:value="6.2199999999999994E-5" table:formula="of:=[.Q46]/1000" table:style-name="ce1">
            <text:p>0.0000622</text:p>
          </table:table-cell>
          <table:table-cell office:value-type="float" office:value="1" table:style-name="ce1">
            <text:p>1</text:p>
          </table:table-cell>
          <table:table-cell office:value-type="float" office:value="6.2199999999999994E-5" table:formula="of:=[.Q46]/1000" table:style-name="ce1">
            <text:p>0.0000622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18" table:style-name="ce1">
            <text:p>0.21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9299999999999998" table:formula="of:=SUM([.B47];[.E47];[.H47];[.K47];[.N47])/COUNT([.B47];[.E47];[.H47];[.K47];[.N47])" table:style-name="ce1">
            <text:p>0.293</text:p>
          </table:table-cell>
          <table:table-cell office:value-type="float" office:value="2.9299999999999997E-4" table:formula="of:=[.Q47]/1000" table:style-name="ce1">
            <text:p>0.000293</text:p>
          </table:table-cell>
          <table:table-cell office:value-type="float" office:value="2" table:style-name="ce1">
            <text:p>2</text:p>
          </table:table-cell>
          <table:table-cell office:value-type="float" office:value="2.9299999999999997E-4" table:formula="of:=[.Q47]/1000" table:style-name="ce1">
            <text:p>0.000293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1940000000000008" table:style-name="ce1">
            <text:p>8.194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8.9689999999999994" table:style-name="ce1">
            <text:p>8.969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7.6070000000000002" table:style-name="ce1">
            <text:p>7.607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.111000000000001" table:style-name="ce1">
            <text:p>12.11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.541" table:style-name="ce1">
            <text:p>10.54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9.4843999999999991" table:formula="of:=SUM([.B48];[.E48];[.H48];[.K48];[.N48])/COUNT([.B48];[.E48];[.H48];[.K48];[.N48])" table:style-name="ce1">
            <text:p>9.4844</text:p>
          </table:table-cell>
          <table:table-cell office:value-type="float" office:value="9.4843999999999987E-3" table:formula="of:=[.Q48]/1000" table:style-name="ce1">
            <text:p>0.0094844</text:p>
          </table:table-cell>
          <table:table-cell office:value-type="float" office:value="3" table:style-name="ce1">
            <text:p>3</text:p>
          </table:table-cell>
          <table:table-cell office:value-type="float" office:value="9.4843999999999987E-3" table:formula="of:=[.Q48]/1000" table:style-name="ce1">
            <text:p>0.0094844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49];[.E49];[.H49];[.K49];[.N49])/COUNT([.B49];[.E49];[.H49];[.K49];[.N49])" table:style-name="ce1">
            <text:p>#DIV/0!</text:p>
          </table:table-cell>
          <table:table-cell office:value-type="float" office:value="0" table:formula="of:=[.Q49]/1000" table:style-name="ce1">
            <text:p>#DIV/0!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Q49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B50];[.E50];[.H50];[.K50];[.N50])/COUNT([.B50];[.E50];[.H50];[.K50];[.N50])" table:style-name="ce1">
            <text:p>#DIV/0!</text:p>
          </table:table-cell>
          <table:table-cell office:value-type="float" office:value="0" table:formula="of:=[.Q50]/1000" table:style-name="ce1">
            <text:p>#DIV/0!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[.Q50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1];[.E51];[.H51];[.K51];[.N51])/COUNT([.B51];[.E51];[.H51];[.K51];[.N51])" table:style-name="ce1">
            <text:p>#DIV/0!</text:p>
          </table:table-cell>
          <table:table-cell office:value-type="float" office:value="0" table:formula="of:=[.Q51]/1000" table:style-name="ce1">
            <text:p>#DIV/0!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[.Q51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370000000000001" table:style-name="ce1">
            <text:p>1.73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645" table:style-name="ce1">
            <text:p>3.645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194" table:style-name="ce1">
            <text:p>3.194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.3890000000000002" table:formula="of:=SUM([.B52];[.E52];[.H52];[.K52];[.N52])/COUNT([.B52];[.E52];[.H52];[.K52];[.N52])" table:style-name="ce1">
            <text:p>2.389</text:p>
          </table:table-cell>
          <table:table-cell office:value-type="float" office:value="2.3890000000000001E-3" table:formula="of:=[.Q52]/1000" table:style-name="ce1">
            <text:p>0.002389</text:p>
          </table:table-cell>
          <table:table-cell office:value-type="float" office:value="7" table:style-name="ce1">
            <text:p>7</text:p>
          </table:table-cell>
          <table:table-cell office:value-type="float" office:value="2.3890000000000001E-3" table:formula="of:=[.Q52]/1000" table:style-name="ce1">
            <text:p>0.002389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B53];[.E53];[.H53];[.K53];[.N53])/COUNT([.B53];[.E53];[.H53];[.K53];[.N53])" table:style-name="ce1">
            <text:p>#DIV/0!</text:p>
          </table:table-cell>
          <table:table-cell office:value-type="float" office:value="0" table:formula="of:=[.Q53]/1000" table:style-name="ce1">
            <text:p>#DIV/0!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[.Q53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B54];[.E54];[.H54];[.K54];[.N54])/COUNT([.B54];[.E54];[.H54];[.K54];[.N54])" table:style-name="ce1">
            <text:p>#DIV/0!</text:p>
          </table:table-cell>
          <table:table-cell office:value-type="float" office:value="0" table:formula="of:=[.Q54]/1000" table:style-name="ce1">
            <text:p>#DIV/0!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[.Q54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5];[.E55];[.H55];[.K55];[.N55])/COUNT([.B55];[.E55];[.H55];[.K55];[.N55])" table:style-name="ce1">
            <text:p>#DIV/0!</text:p>
          </table:table-cell>
          <table:table-cell office:value-type="float" office:value="0" table:formula="of:=[.Q55]/1000" table:style-name="ce1">
            <text:p>#DIV/0!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[.Q55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B56];[.E56];[.H56];[.K56];[.N56])/COUNT([.B56];[.E56];[.H56];[.K56];[.N56])" table:style-name="ce1">
            <text:p>#DIV/0!</text:p>
          </table:table-cell>
          <table:table-cell office:value-type="float" office:value="0" table:formula="of:=[.Q56]/1000" table:style-name="ce1">
            <text:p>#DIV/0!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[.Q56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57];[.E57];[.H57];[.K57];[.N57])/COUNT([.B57];[.E57];[.H57];[.K57];[.N57])" table:style-name="ce1">
            <text:p>#DIV/0!</text:p>
          </table:table-cell>
          <table:table-cell office:value-type="float" office:value="0" table:formula="of:=[.Q57]/1000" table:style-name="ce1">
            <text:p>#DIV/0!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[.Q57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2779999999999996" table:style-name="ce1">
            <text:p>7.278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.14" table:style-name="ce1">
            <text:p>7.1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6.9909999999999997" table:style-name="ce1">
            <text:p>6.99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124000000000001" table:style-name="ce1">
            <text:p>12.12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9.1568000000000005" table:formula="of:=SUM([.B58];[.E58];[.H58];[.K58];[.N58])/COUNT([.B58];[.E58];[.H58];[.K58];[.N58])" table:style-name="ce1">
            <text:p>9.1568</text:p>
          </table:table-cell>
          <table:table-cell office:value-type="float" office:value="9.1567999999999997E-3" table:formula="of:=[.Q58]/1000" table:style-name="ce1">
            <text:p>0.0091568</text:p>
          </table:table-cell>
          <table:table-cell office:value-type="float" office:value="13" table:style-name="ce1">
            <text:p>13</text:p>
          </table:table-cell>
          <table:table-cell office:value-type="float" office:value="9.1567999999999997E-3" table:formula="of:=[.Q58]/1000" table:style-name="ce1">
            <text:p>0.0091568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B59];[.E59];[.H59];[.K59];[.N59])/COUNT([.B59];[.E59];[.H59];[.K59];[.N59])" table:style-name="ce1">
            <text:p>#DIV/0!</text:p>
          </table:table-cell>
          <table:table-cell office:value-type="float" office:value="0" table:formula="of:=[.Q59]/1000" table:style-name="ce1">
            <text:p>#DIV/0!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[.Q59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B60];[.E60];[.H60];[.K60];[.N60])/COUNT([.B60];[.E60];[.H60];[.K60];[.N60])" table:style-name="ce1">
            <text:p>#DIV/0!</text:p>
          </table:table-cell>
          <table:table-cell office:value-type="float" office:value="0" table:formula="of:=[.Q60]/1000" table:style-name="ce1">
            <text:p>#DIV/0!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Q60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36" table:style-name="ce1">
            <text:p>6.3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1.228999999999999" table:style-name="ce1">
            <text:p>11.22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270000000000003" table:style-name="ce1">
            <text:p>6.22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530000000000001" table:style-name="ce1">
            <text:p>6.253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0.801" table:style-name="ce1">
            <text:p>10.80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8.1739999999999995" table:formula="of:=SUM([.B61];[.E61];[.H61];[.K61];[.N61])/COUNT([.B61];[.E61];[.H61];[.K61];[.N61])" table:style-name="ce1">
            <text:p>8.174</text:p>
          </table:table-cell>
          <table:table-cell office:value-type="float" office:value="8.173999999999999E-3" table:formula="of:=[.Q61]/1000" table:style-name="ce1">
            <text:p>0.008174</text:p>
          </table:table-cell>
          <table:table-cell office:value-type="float" office:value="16" table:style-name="ce1">
            <text:p>16</text:p>
          </table:table-cell>
          <table:table-cell office:value-type="float" office:value="8.173999999999999E-3" table:formula="of:=[.Q61]/1000" table:style-name="ce1">
            <text:p>0.008174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.210999999999999" table:style-name="ce1">
            <text:p>22.21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2.646999999999998" table:style-name="ce1">
            <text:p>32.647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012" table:style-name="ce1">
            <text:p>21.01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756" table:style-name="ce1">
            <text:p>21.75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42" table:style-name="ce1">
            <text:p>24.44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13600000000002" table:formula="of:=SUM([.B62];[.E62];[.H62];[.K62];[.N62])/COUNT([.B62];[.E62];[.H62];[.K62];[.N62])" table:style-name="ce1">
            <text:p>24.4136</text:p>
          </table:table-cell>
          <table:table-cell office:value-type="float" office:value="2.4413600000000004E-2" table:formula="of:=[.Q62]/1000" table:style-name="ce1">
            <text:p>0.0244136</text:p>
          </table:table-cell>
          <table:table-cell office:value-type="float" office:value="17" table:style-name="ce1">
            <text:p>17</text:p>
          </table:table-cell>
          <table:table-cell office:value-type="float" office:value="2.4413600000000004E-2" table:formula="of:=[.Q62]/1000" table:style-name="ce1">
            <text:p>0.0244136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63];[.E63];[.H63];[.K63];[.N63])/COUNT([.B63];[.E63];[.H63];[.K63];[.N63])" table:style-name="ce1">
            <text:p>#DIV/0!</text:p>
          </table:table-cell>
          <table:table-cell office:value-type="float" office:value="0" table:formula="of:=[.Q63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[.Q63]/[.IF1000]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4];[.E64];[.H64];[.K64];[.N64])/COUNT([.B64];[.E64];[.H64];[.K64];[.N64])" table:style-name="ce1">
            <text:p>#DIV/0!</text:p>
          </table:table-cell>
          <table:table-cell office:value-type="float" office:value="0" table:formula="of:=[.Q64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[.Q64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5];[.E65];[.H65];[.K65];[.N65])/COUNT([.B65];[.E65];[.H65];[.K65];[.N65])" table:style-name="ce1">
            <text:p>#DIV/0!</text:p>
          </table:table-cell>
          <table:table-cell office:value-type="float" office:value="0" table:formula="of:=[.Q65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[.Q65]/1000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88.0129999999999" table:style-name="ce1">
            <text:p>1088.01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82.46100000000001" table:style-name="ce1">
            <text:p>982.461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60.33900000000006" table:style-name="ce1">
            <text:p>860.339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34.63300000000004" table:style-name="ce1">
            <text:p>834.63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93.976" table:style-name="ce1">
            <text:p>993.976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51.88439999999991" table:formula="of:=SUM([.B66];[.E66];[.H66];[.K66];[.N66])/COUNT([.B66];[.E66];[.H66];[.K66];[.N66])" table:style-name="ce1">
            <text:p>951.8844</text:p>
          </table:table-cell>
          <table:table-cell office:value-type="float" office:value="0.95188439999999996" table:formula="of:=[.Q66]/1000" table:style-name="ce1">
            <text:p>0.9518844</text:p>
          </table:table-cell>
          <table:table-cell office:value-type="float" office:value="21" table:style-name="ce1">
            <text:p>21</text:p>
          </table:table-cell>
          <table:table-cell office:value-type="float" office:value="0.95188439999999996" table:formula="of:=[.Q66]/1000" table:style-name="ce1">
            <text:p>0.9518844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67];[.E67];[.H67];[.K67];[.N67])/COUNT([.B67];[.E67];[.H67];[.K67];[.N67])" table:style-name="ce1">
            <text:p>#DIV/0!</text:p>
          </table:table-cell>
          <table:table-cell office:value-type="float" office:value="0" table:formula="of:=[.Q67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[.Q67]/1000" table:style-name="ce1">
            <text:p>#DIV/0!</text:p>
          </table:table-cell>
          <table:table-cell office:value-type="float" office:value="30" table:formula="of:=COUNT([.B48:.B67];[.E48:.E67];[.H48:.H67];[.K48:.K67];[.N48:.N67])" table:style-name="ce1">
            <text:p>30</text:p>
          </table:table-cell>
          <table:table-cell office:value-type="float" office:value="100" table:formula="of:=COUNT([.A48:.A67])*5" table:style-name="ce1">
            <text:p>100</text:p>
          </table:table-cell>
          <table:table-cell office:value-type="float" office:value="125.73217499999998" table:formula="of:=AVERAGE(IF(ISNUMBER([.Q46:.Q67]);[.Q46:.Q67];&quot; &quot;))" table:number-matrix-columns-spanned="1" table:number-matrix-rows-spanned="1" table:style-name="ce1">
            <text:p>125.732175</text:p>
          </table:table-cell>
          <table:table-cell table:style-name="ce2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st_1</text:p>
          </table:table-cell>
          <table:table-cell office:value-type="float" office:value="2.3E-2" table:formula="of:=SUM([.B70];[.E70];[.H70];[.K70];[.N70])/COUNT([.B70];[.E70];[.H70];[.K70];[.N70])" table:style-name="ce1">
            <text:p>0.023</text:p>
          </table:table-cell>
          <table:table-cell office:value-type="float" office:value="2.3E-5" table:formula="of:=[.Q70]/1000" table:style-name="ce1">
            <text:p>0.000023</text:p>
          </table:table-cell>
          <table:table-cell office:value-type="float" office:value="1" table:style-name="ce1">
            <text:p>1</text:p>
          </table:table-cell>
          <table:table-cell office:value-type="float" office:value="2.3E-5" table:formula="of:=[.Q70]/1000" table:style-name="ce1">
            <text:p>0.000023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88" table:style-name="ce1">
            <text:p>0.18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2</text:p>
          </table:table-cell>
          <table:table-cell office:value-type="float" office:value="0.12439999999999998" table:formula="of:=SUM([.B71];[.E71];[.H71];[.K71];[.N71])/COUNT([.B71];[.E71];[.H71];[.K71];[.N71])" table:style-name="ce1">
            <text:p>0.1244</text:p>
          </table:table-cell>
          <table:table-cell office:value-type="float" office:value="1.2439999999999999E-4" table:formula="of:=[.Q71]/1000" table:style-name="ce1">
            <text:p>0.0001244</text:p>
          </table:table-cell>
          <table:table-cell office:value-type="float" office:value="2" table:style-name="ce1">
            <text:p>2</text:p>
          </table:table-cell>
          <table:table-cell office:value-type="float" office:value="1.2439999999999999E-4" table:formula="of:=[.Q71]/1000" table:style-name="ce1">
            <text:p>0.0001244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.0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3</text:p>
          </table:table-cell>
          <table:table-cell office:value-type="float" office:value="4.4999999999999998E-2" table:formula="of:=SUM([.B72];[.E72];[.H72];[.K72];[.N72])/COUNT([.B72];[.E72];[.H72];[.K72];[.N72])" table:style-name="ce1">
            <text:p>0.045</text:p>
          </table:table-cell>
          <table:table-cell office:value-type="float" office:value="4.4999999999999996E-5" table:formula="of:=[.Q72]/1000" table:style-name="ce1">
            <text:p>0.000045</text:p>
          </table:table-cell>
          <table:table-cell office:value-type="float" office:value="3" table:style-name="ce1">
            <text:p>3</text:p>
          </table:table-cell>
          <table:table-cell office:value-type="float" office:value="4.4999999999999996E-5" table:formula="of:=[.Q72]/1000" table:style-name="ce1">
            <text:p>0.000045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186" table:style-name="ce1">
            <text:p>0.18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4</text:p>
          </table:table-cell>
          <table:table-cell office:value-type="float" office:value="0.2162" table:formula="of:=SUM([.B73];[.E73];[.H73];[.K73];[.N73])/COUNT([.B73];[.E73];[.H73];[.K73];[.N73])" table:style-name="ce1">
            <text:p>0.2162</text:p>
          </table:table-cell>
          <table:table-cell office:value-type="float" office:value="2.162E-4" table:formula="of:=[.Q73]/1000" table:style-name="ce1">
            <text:p>0.0002162</text:p>
          </table:table-cell>
          <table:table-cell office:value-type="float" office:value="4" table:style-name="ce1">
            <text:p>4</text:p>
          </table:table-cell>
          <table:table-cell office:value-type="float" office:value="2.162E-4" table:formula="of:=[.Q73]/1000" table:style-name="ce1">
            <text:p>0.0002162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17" table:style-name="ce1">
            <text:p>0.31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3300000000000002" table:style-name="ce1">
            <text:p>0.33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5</text:p>
          </table:table-cell>
          <table:table-cell office:value-type="float" office:value="0.3528" table:formula="of:=SUM([.B74];[.E74];[.H74];[.K74];[.N74])/COUNT([.B74];[.E74];[.H74];[.K74];[.N74])" table:style-name="ce1">
            <text:p>0.3528</text:p>
          </table:table-cell>
          <table:table-cell office:value-type="float" office:value="3.5280000000000001E-4" table:formula="of:=[.Q74]/1000" table:style-name="ce1">
            <text:p>0.0003528</text:p>
          </table:table-cell>
          <table:table-cell office:value-type="float" office:value="5" table:style-name="ce1">
            <text:p>5</text:p>
          </table:table-cell>
          <table:table-cell office:value-type="float" office:value="3.5280000000000001E-4" table:formula="of:=[.Q74]/1000" table:style-name="ce1">
            <text:p>0.0003528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7" table:style-name="ce1">
            <text:p>0.27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6</text:p>
          </table:table-cell>
          <table:table-cell office:value-type="float" office:value="0.28799999999999998" table:formula="of:=SUM([.B75];[.E75];[.H75];[.K75];[.N75])/COUNT([.B75];[.E75];[.H75];[.K75];[.N75])" table:style-name="ce1">
            <text:p>0.288</text:p>
          </table:table-cell>
          <table:table-cell office:value-type="float" office:value="2.8799999999999995E-4" table:formula="of:=[.Q75]/1000" table:style-name="ce1">
            <text:p>0.000288</text:p>
          </table:table-cell>
          <table:table-cell office:value-type="float" office:value="6" table:style-name="ce1">
            <text:p>6</text:p>
          </table:table-cell>
          <table:table-cell office:value-type="float" office:value="2.8799999999999995E-4" table:formula="of:=[.Q75]/1000" table:style-name="ce1">
            <text:p>0.000288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.109" table:style-name="ce1">
            <text:p>0.10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nst_7</text:p>
          </table:table-cell>
          <table:table-cell office:value-type="float" office:value="9.459999999999999E-2" table:formula="of:=SUM([.B76];[.E76];[.H76];[.K76];[.N76])/COUNT([.B76];[.E76];[.H76];[.K76];[.N76])" table:style-name="ce1">
            <text:p>0.0946</text:p>
          </table:table-cell>
          <table:table-cell office:value-type="float" office:value="9.4599999999999996E-5" table:formula="of:=[.Q76]/1000" table:style-name="ce1">
            <text:p>0.0000946</text:p>
          </table:table-cell>
          <table:table-cell office:value-type="float" office:value="7" table:style-name="ce1">
            <text:p>7</text:p>
          </table:table-cell>
          <table:table-cell office:value-type="float" office:value="9.4599999999999996E-5" table:formula="of:=[.Q76]/1000" table:style-name="ce1">
            <text:p>0.0000946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29" table:style-name="ce1">
            <text:p>0.12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24" table:style-name="ce1">
            <text:p>0.124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" table:style-name="ce1">
            <text:p>0.1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8</text:p>
          </table:table-cell>
          <table:table-cell office:value-type="float" office:value="0.1326" table:formula="of:=SUM([.B77];[.E77];[.H77];[.K77];[.N77])/COUNT([.B77];[.E77];[.H77];[.K77];[.N77])" table:style-name="ce1">
            <text:p>0.1326</text:p>
          </table:table-cell>
          <table:table-cell office:value-type="float" office:value="1.326E-4" table:formula="of:=[.Q77]/1000" table:style-name="ce1">
            <text:p>0.0001326</text:p>
          </table:table-cell>
          <table:table-cell office:value-type="float" office:value="8" table:style-name="ce1">
            <text:p>8</text:p>
          </table:table-cell>
          <table:table-cell office:value-type="float" office:value="1.326E-4" table:formula="of:=[.Q77]/1000" table:style-name="ce1">
            <text:p>0.0001326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12" table:style-name="ce1">
            <text:p>0.31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nst_9</text:p>
          </table:table-cell>
          <table:table-cell office:value-type="float" office:value="0.32340000000000002" table:formula="of:=SUM([.B78];[.E78];[.H78];[.K78];[.N78])/COUNT([.B78];[.E78];[.H78];[.K78];[.N78])" table:style-name="ce1">
            <text:p>0.3234</text:p>
          </table:table-cell>
          <table:table-cell office:value-type="float" office:value="3.234E-4" table:formula="of:=[.Q78]/1000" table:style-name="ce1">
            <text:p>0.0003234</text:p>
          </table:table-cell>
          <table:table-cell office:value-type="float" office:value="9" table:style-name="ce1">
            <text:p>9</text:p>
          </table:table-cell>
          <table:table-cell office:value-type="float" office:value="3.234E-4" table:formula="of:=[.Q78]/1000" table:style-name="ce1">
            <text:p>0.000323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879" table:style-name="ce1">
            <text:p>2.879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370000000000002" table:style-name="ce1">
            <text:p>2.83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165" table:style-name="ce1">
            <text:p>3.16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679999999999999" table:style-name="ce1">
            <text:p>2.86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097" table:style-name="ce1">
            <text:p>3.09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nst_10</text:p>
          </table:table-cell>
          <table:table-cell office:value-type="float" office:value="2.9691999999999998" table:formula="of:=SUM([.B79];[.E79];[.H79];[.K79];[.N79])/COUNT([.B79];[.E79];[.H79];[.K79];[.N79])" table:style-name="ce1">
            <text:p>2.9692</text:p>
          </table:table-cell>
          <table:table-cell office:value-type="float" office:value="2.9692E-3" table:formula="of:=[.Q79]/1000" table:style-name="ce1">
            <text:p>0.0029692</text:p>
          </table:table-cell>
          <table:table-cell office:value-type="float" office:value="10" table:style-name="ce1">
            <text:p>10</text:p>
          </table:table-cell>
          <table:table-cell office:value-type="float" office:value="2.9692E-3" table:formula="of:=[.Q79]/1000" table:style-name="ce1">
            <text:p>0.0029692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600000000000004" table:style-name="ce1">
            <text:p>0.66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.2310000000000001" table:style-name="ce1">
            <text:p>1.23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nst_11</text:p>
          </table:table-cell>
          <table:table-cell office:value-type="float" office:value="0.81500000000000006" table:formula="of:=SUM([.B80];[.E80];[.H80];[.K80];[.N80])/COUNT([.B80];[.E80];[.H80];[.K80];[.N80])" table:style-name="ce1">
            <text:p>0.815</text:p>
          </table:table-cell>
          <table:table-cell office:value-type="float" office:value="8.1500000000000008E-4" table:formula="of:=[.Q80]/1000" table:style-name="ce1">
            <text:p>0.000815</text:p>
          </table:table-cell>
          <table:table-cell office:value-type="float" office:value="11" table:style-name="ce1">
            <text:p>11</text:p>
          </table:table-cell>
          <table:table-cell office:value-type="float" office:value="8.1500000000000008E-4" table:formula="of:=[.Q80]/1000" table:style-name="ce1">
            <text:p>0.000815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99" table:style-name="ce1">
            <text:p>7.99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9249999999999998" table:style-name="ce1">
            <text:p>7.925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516" table:style-name="ce1">
            <text:p>7.516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3479999999999999" table:style-name="ce1">
            <text:p>7.348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4429999999999996" table:style-name="ce1">
            <text:p>7.44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st_12</text:p>
          </table:table-cell>
          <table:table-cell office:value-type="float" office:value="7.6443999999999992" table:formula="of:=SUM([.B81];[.E81];[.H81];[.K81];[.N81])/COUNT([.B81];[.E81];[.H81];[.K81];[.N81])" table:style-name="ce1">
            <text:p>7.6444</text:p>
          </table:table-cell>
          <table:table-cell office:value-type="float" office:value="7.6443999999999991E-3" table:formula="of:=[.Q81]/1000" table:style-name="ce1">
            <text:p>0.0076444</text:p>
          </table:table-cell>
          <table:table-cell office:value-type="float" office:value="12" table:style-name="ce1">
            <text:p>12</text:p>
          </table:table-cell>
          <table:table-cell office:value-type="float" office:value="7.6443999999999991E-3" table:formula="of:=[.Q81]/1000" table:style-name="ce1">
            <text:p>0.0076444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11" table:style-name="ce1">
            <text:p>0.3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12" table:style-name="ce1">
            <text:p>0.312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nst_13</text:p>
          </table:table-cell>
          <table:table-cell office:value-type="float" office:value="0.30259999999999998" table:formula="of:=SUM([.B82];[.E82];[.H82];[.K82];[.N82])/COUNT([.B82];[.E82];[.H82];[.K82];[.N82])" table:style-name="ce1">
            <text:p>0.3026</text:p>
          </table:table-cell>
          <table:table-cell office:value-type="float" office:value="3.0259999999999998E-4" table:formula="of:=[.Q82]/1000" table:style-name="ce1">
            <text:p>0.0003026</text:p>
          </table:table-cell>
          <table:table-cell office:value-type="float" office:value="13" table:style-name="ce1">
            <text:p>13</text:p>
          </table:table-cell>
          <table:table-cell office:value-type="float" office:value="3.0259999999999998E-4" table:formula="of:=[.Q82]/1000" table:style-name="ce1">
            <text:p>0.0003026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2959999999999998" table:style-name="ce1">
            <text:p>2.29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3679999999999999" table:style-name="ce1">
            <text:p>2.36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1" table:style-name="ce1">
            <text:p>2.1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9079999999999999" table:style-name="ce1">
            <text:p>2.90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4.1449999999999996" table:style-name="ce1">
            <text:p>4.14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4</text:p>
          </table:table-cell>
          <table:table-cell office:value-type="float" office:value="2.7633999999999999" table:formula="of:=SUM([.B83];[.E83];[.H83];[.K83];[.N83])/COUNT([.B83];[.E83];[.H83];[.K83];[.N83])" table:style-name="ce1">
            <text:p>2.7634</text:p>
          </table:table-cell>
          <table:table-cell office:value-type="float" office:value="2.7634000000000001E-3" table:formula="of:=[.Q83]/1000" table:style-name="ce1">
            <text:p>0.0027634</text:p>
          </table:table-cell>
          <table:table-cell office:value-type="float" office:value="14" table:style-name="ce1">
            <text:p>14</text:p>
          </table:table-cell>
          <table:table-cell office:value-type="float" office:value="2.7634000000000001E-3" table:formula="of:=[.Q83]/1000" table:style-name="ce1">
            <text:p>0.0027634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1819999999999999" table:style-name="ce1">
            <text:p>3.18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61" table:style-name="ce1">
            <text:p>3.6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2210000000000001" table:style-name="ce1">
            <text:p>3.22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5150000000000001" table:style-name="ce1">
            <text:p>3.51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3260000000000001" table:style-name="ce1">
            <text:p>3.3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5</text:p>
          </table:table-cell>
          <table:table-cell office:value-type="float" office:value="3.3708" table:formula="of:=SUM([.B84];[.E84];[.H84];[.K84];[.N84])/COUNT([.B84];[.E84];[.H84];[.K84];[.N84])" table:style-name="ce1">
            <text:p>3.3708</text:p>
          </table:table-cell>
          <table:table-cell office:value-type="float" office:value="3.3708000000000002E-3" table:formula="of:=[.Q84]/1000" table:style-name="ce1">
            <text:p>0.0033708</text:p>
          </table:table-cell>
          <table:table-cell office:value-type="float" office:value="15" table:style-name="ce1">
            <text:p>15</text:p>
          </table:table-cell>
          <table:table-cell office:value-type="float" office:value="3.3708000000000002E-3" table:formula="of:=[.Q84]/1000" table:style-name="ce1">
            <text:p>0.0033708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.034999999999997" table:style-name="ce1">
            <text:p>81.035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311999999999998" table:style-name="ce1">
            <text:p>34.31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353999999999999" table:style-name="ce1">
            <text:p>32.354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472000000000001" table:style-name="ce1">
            <text:p>34.47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954999999999998" table:style-name="ce1">
            <text:p>32.95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st_16</text:p>
          </table:table-cell>
          <table:table-cell office:value-type="float" office:value="43.025599999999997" table:formula="of:=SUM([.B85];[.E85];[.H85];[.K85];[.N85])/COUNT([.B85];[.E85];[.H85];[.K85];[.N85])" table:style-name="ce1">
            <text:p>43.0256</text:p>
          </table:table-cell>
          <table:table-cell office:value-type="float" office:value="4.3025599999999997E-2" table:formula="of:=[.Q85]/1000" table:style-name="ce1">
            <text:p>0.0430256</text:p>
          </table:table-cell>
          <table:table-cell office:value-type="float" office:value="16" table:style-name="ce1">
            <text:p>16</text:p>
          </table:table-cell>
          <table:table-cell office:value-type="float" office:value="4.3025599999999997E-2" table:formula="of:=[.Q85]/1000" table:style-name="ce1">
            <text:p>0.0430256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17</text:p>
          </table:table-cell>
          <table:table-cell office:value-type="float" office:value="0" table:formula="of:=SUM([.B86];[.E86];[.H86];[.K86];[.N86])/COUNT([.B86];[.E86];[.H86];[.K86];[.N86])" table:style-name="ce1">
            <text:p>#DIV/0!</text:p>
          </table:table-cell>
          <table:table-cell office:value-type="float" office:value="0" table:formula="of:=[.Q86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[.Q86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129999999999999" table:style-name="ce1">
            <text:p>1.51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635" table:style-name="ce1">
            <text:p>1.63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8</text:p>
          </table:table-cell>
          <table:table-cell office:value-type="float" office:value="1.5497999999999998" table:formula="of:=SUM([.B87];[.E87];[.H87];[.K87];[.N87])/COUNT([.B87];[.E87];[.H87];[.K87];[.N87])" table:style-name="ce1">
            <text:p>1.5498</text:p>
          </table:table-cell>
          <table:table-cell office:value-type="float" office:value="1.5497999999999998E-3" table:formula="of:=[.Q87]/1000" table:style-name="ce1">
            <text:p>0.0015498</text:p>
          </table:table-cell>
          <table:table-cell office:value-type="float" office:value="18" table:style-name="ce1">
            <text:p>18</text:p>
          </table:table-cell>
          <table:table-cell office:value-type="float" office:value="1.5497999999999998E-3" table:formula="of:=[.Q87]/1000" table:style-name="ce1">
            <text:p>0.0015498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560000000000001" table:style-name="ce1">
            <text:p>1.85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049999999999999" table:style-name="ce1">
            <text:p>1.805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360000000000001" table:style-name="ce1">
            <text:p>1.83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583" table:style-name="ce1">
            <text:p>1.583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27" table:style-name="ce1">
            <text:p>1.82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9</text:p>
          </table:table-cell>
          <table:table-cell office:value-type="float" office:value="1.7814000000000001" table:formula="of:=SUM([.B88];[.E88];[.H88];[.K88];[.N88])/COUNT([.B88];[.E88];[.H88];[.K88];[.N88])" table:style-name="ce1">
            <text:p>1.7814</text:p>
          </table:table-cell>
          <table:table-cell office:value-type="float" office:value="1.7814E-3" table:formula="of:=[.Q88]/1000" table:style-name="ce1">
            <text:p>0.0017814</text:p>
          </table:table-cell>
          <table:table-cell office:value-type="float" office:value="19" table:style-name="ce1">
            <text:p>19</text:p>
          </table:table-cell>
          <table:table-cell office:value-type="float" office:value="1.7814E-3" table:formula="of:=[.Q88]/1000" table:style-name="ce1">
            <text:p>0.0017814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70000000000001" table:style-name="ce1">
            <text:p>6.237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8310000000000004" table:style-name="ce1">
            <text:p>7.83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4009999999999998" table:style-name="ce1">
            <text:p>7.40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1079999999999997" table:style-name="ce1">
            <text:p>7.10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st_20</text:p>
          </table:table-cell>
          <table:table-cell office:value-type="float" office:value="7.0260000000000007" table:formula="of:=SUM([.B89];[.E89];[.H89];[.K89];[.N89])/COUNT([.B89];[.E89];[.H89];[.K89];[.N89])" table:style-name="ce1">
            <text:p>7.026</text:p>
          </table:table-cell>
          <table:table-cell office:value-type="float" office:value="7.026000000000001E-3" table:formula="of:=[.Q89]/1000" table:style-name="ce1">
            <text:p>0.007026</text:p>
          </table:table-cell>
          <table:table-cell office:value-type="float" office:value="20" table:style-name="ce1">
            <text:p>20</text:p>
          </table:table-cell>
          <table:table-cell office:value-type="float" office:value="7.026000000000001E-3" table:formula="of:=[.Q89]/1000" table:style-name="ce1">
            <text:p>0.007026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1</text:p>
          </table:table-cell>
          <table:table-cell office:value-type="float" office:value="0" table:formula="of:=SUM([.B90];[.E90];[.H90];[.K90];[.N90])/COUNT([.B90];[.E90];[.H90];[.K90];[.N90])" table:style-name="ce1">
            <text:p>#DIV/0!</text:p>
          </table:table-cell>
          <table:table-cell office:value-type="float" office:value="0" table:formula="of:=[.Q90]/1000" table:style-name="ce1">
            <text:p>#DIV/0!</text:p>
          </table:table-cell>
          <table:table-cell office:value-type="float" office:value="21" table:style-name="ce1">
            <text:p>21</text:p>
          </table:table-cell>
          <table:table-cell office:value-type="float" office:value="0" table:formula="of:=[.Q90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2</text:p>
          </table:table-cell>
          <table:table-cell office:value-type="float" office:value="0" table:formula="of:=SUM([.B91];[.E91];[.H91];[.K91];[.N91])/COUNT([.B91];[.E91];[.H91];[.K91];[.N91])" table:style-name="ce1">
            <text:p>#DIV/0!</text:p>
          </table:table-cell>
          <table:table-cell office:value-type="float" office:value="0" table:formula="of:=[.Q91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[.Q91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.541" table:style-name="ce1">
            <text:p>17.54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1.457000000000001" table:style-name="ce1">
            <text:p>21.457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471" table:style-name="ce1">
            <text:p>18.47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195" table:style-name="ce1">
            <text:p>18.195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nst_23</text:p>
          </table:table-cell>
          <table:table-cell office:value-type="float" office:value="18.862800000000004" table:formula="of:=SUM([.B92];[.E92];[.H92];[.K92];[.N92])/COUNT([.B92];[.E92];[.H92];[.K92];[.N92])" table:style-name="ce1">
            <text:p>18.8628</text:p>
          </table:table-cell>
          <table:table-cell office:value-type="float" office:value="1.8862800000000002E-2" table:formula="of:=[.Q92]/1000" table:style-name="ce1">
            <text:p>0.0188628</text:p>
          </table:table-cell>
          <table:table-cell office:value-type="float" office:value="23" table:style-name="ce1">
            <text:p>23</text:p>
          </table:table-cell>
          <table:table-cell office:value-type="float" office:value="1.8862800000000002E-2" table:formula="of:=[.Q92]/1000" table:style-name="ce1">
            <text:p>0.0188628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4</text:p>
          </table:table-cell>
          <table:table-cell office:value-type="float" office:value="0" table:formula="of:=SUM([.B93];[.E93];[.H93];[.K93];[.N93])/COUNT([.B93];[.E93];[.H93];[.K93];[.N93])" table:style-name="ce1">
            <text:p>#DIV/0!</text:p>
          </table:table-cell>
          <table:table-cell office:value-type="float" office:value="0" table:formula="of:=[.Q93]/1000" table:style-name="ce1">
            <text:p>#DIV/0!</text:p>
          </table:table-cell>
          <table:table-cell office:value-type="float" office:value="24" table:style-name="ce1">
            <text:p>24</text:p>
          </table:table-cell>
          <table:table-cell office:value-type="float" office:value="0" table:formula="of:=[.Q93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5</text:p>
          </table:table-cell>
          <table:table-cell office:value-type="float" office:value="0" table:formula="of:=SUM([.B94];[.E94];[.H94];[.K94];[.N94])/COUNT([.B94];[.E94];[.H94];[.K94];[.N94])" table:style-name="ce1">
            <text:p>#DIV/0!</text:p>
          </table:table-cell>
          <table:table-cell office:value-type="float" office:value="0" table:formula="of:=[.Q94]/1000" table:style-name="ce1">
            <text:p>#DIV/0!</text:p>
          </table:table-cell>
          <table:table-cell office:value-type="float" office:value="25" table:style-name="ce1">
            <text:p>25</text:p>
          </table:table-cell>
          <table:table-cell office:value-type="float" office:value="0" table:formula="of:=[.Q94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6</text:p>
          </table:table-cell>
          <table:table-cell office:value-type="float" office:value="0" table:formula="of:=SUM([.B95];[.E95];[.H95];[.K95];[.N95])/COUNT([.B95];[.E95];[.H95];[.K95];[.N95])" table:style-name="ce1">
            <text:p>#DIV/0!</text:p>
          </table:table-cell>
          <table:table-cell office:value-type="float" office:value="0" table:formula="of:=[.Q95]/1000" table:style-name="ce1">
            <text:p>#DIV/0!</text:p>
          </table:table-cell>
          <table:table-cell office:value-type="float" office:value="26" table:style-name="ce1">
            <text:p>26</text:p>
          </table:table-cell>
          <table:table-cell office:value-type="float" office:value="0" table:formula="of:=[.Q95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9089999999999998" table:style-name="ce1">
            <text:p>4.909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5.1779999999999999" table:style-name="ce1">
            <text:p>5.178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9930000000000003" table:style-name="ce1">
            <text:p>4.993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3.97" table:style-name="ce1">
            <text:p>3.97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3840000000000003" table:style-name="ce1">
            <text:p>4.38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nst_27</text:p>
          </table:table-cell>
          <table:table-cell office:value-type="float" office:value="4.6867999999999999" table:formula="of:=SUM([.B96];[.E96];[.H96];[.K96];[.N96])/COUNT([.B96];[.E96];[.H96];[.K96];[.N96])" table:style-name="ce1">
            <text:p>4.6868</text:p>
          </table:table-cell>
          <table:table-cell office:value-type="float" office:value="4.6867999999999996E-3" table:formula="of:=[.Q96]/1000" table:style-name="ce1">
            <text:p>0.0046868</text:p>
          </table:table-cell>
          <table:table-cell office:value-type="float" office:value="27" table:style-name="ce1">
            <text:p>27</text:p>
          </table:table-cell>
          <table:table-cell office:value-type="float" office:value="4.6867999999999996E-3" table:formula="of:=[.Q96]/1000" table:style-name="ce1">
            <text:p>0.0046868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8</text:p>
          </table:table-cell>
          <table:table-cell office:value-type="float" office:value="0" table:formula="of:=SUM([.B97];[.E97];[.H97];[.K97];[.N97])/COUNT([.B97];[.E97];[.H97];[.K97];[.N97])" table:style-name="ce1">
            <text:p>#DIV/0!</text:p>
          </table:table-cell>
          <table:table-cell office:value-type="float" office:value="0" table:formula="of:=[.Q97]/1000" table:style-name="ce1">
            <text:p>#DIV/0!</text:p>
          </table:table-cell>
          <table:table-cell office:value-type="float" office:value="28" table:style-name="ce1">
            <text:p>28</text:p>
          </table:table-cell>
          <table:table-cell office:value-type="float" office:value="0" table:formula="of:=[.Q97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9</text:p>
          </table:table-cell>
          <table:table-cell office:value-type="float" office:value="0" table:formula="of:=SUM([.B98];[.E98];[.H98];[.K98];[.N98])/COUNT([.B98];[.E98];[.H98];[.K98];[.N98])" table:style-name="ce1">
            <text:p>#DIV/0!</text:p>
          </table:table-cell>
          <table:table-cell office:value-type="float" office:value="0" table:formula="of:=[.Q98]/1000" table:style-name="ce1">
            <text:p>#DIV/0!</text:p>
          </table:table-cell>
          <table:table-cell office:value-type="float" office:value="29" table:style-name="ce1">
            <text:p>29</text:p>
          </table:table-cell>
          <table:table-cell office:value-type="float" office:value="0" table:formula="of:=[.Q98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0</text:p>
          </table:table-cell>
          <table:table-cell office:value-type="float" office:value="0" table:formula="of:=SUM([.B99];[.E99];[.H99];[.K99];[.N99])/COUNT([.B99];[.E99];[.H99];[.K99];[.N99])" table:style-name="ce1">
            <text:p>#DIV/0!</text:p>
          </table:table-cell>
          <table:table-cell office:value-type="float" office:value="0" table:formula="of:=[.Q99]/1000" table:style-name="ce1">
            <text:p>#DIV/0!</text:p>
          </table:table-cell>
          <table:table-cell office:value-type="float" office:value="30" table:style-name="ce1">
            <text:p>30</text:p>
          </table:table-cell>
          <table:table-cell office:value-type="float" office:value="0" table:formula="of:=[.Q99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1</text:p>
          </table:table-cell>
          <table:table-cell office:value-type="float" office:value="0" table:formula="of:=SUM([.B100];[.E100];[.H100];[.K100];[.N100])/COUNT([.B100];[.E100];[.H100];[.K100];[.N100])" table:style-name="ce1">
            <text:p>#DIV/0!</text:p>
          </table:table-cell>
          <table:table-cell office:value-type="float" office:value="0" table:formula="of:=[.Q100]/1000" table:style-name="ce1">
            <text:p>#DIV/0!</text:p>
          </table:table-cell>
          <table:table-cell office:value-type="float" office:value="31" table:style-name="ce1">
            <text:p>31</text:p>
          </table:table-cell>
          <table:table-cell office:value-type="float" office:value="0" table:formula="of:=[.Q100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2</text:p>
          </table:table-cell>
          <table:table-cell office:value-type="float" office:value="0" table:formula="of:=SUM([.B101];[.E101];[.H101];[.K101];[.N101])/COUNT([.B101];[.E101];[.H101];[.K101];[.N101])" table:style-name="ce1">
            <text:p>#DIV/0!</text:p>
          </table:table-cell>
          <table:table-cell office:value-type="float" office:value="0" table:formula="of:=[.Q101]/1000" table:style-name="ce1">
            <text:p>#DIV/0!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of:=[.Q101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3</text:p>
          </table:table-cell>
          <table:table-cell office:value-type="float" office:value="0" table:formula="of:=SUM([.B102];[.E102];[.H102];[.K102];[.N102])/COUNT([.B102];[.E102];[.H102];[.K102];[.N102])" table:style-name="ce1">
            <text:p>#DIV/0!</text:p>
          </table:table-cell>
          <table:table-cell office:value-type="float" office:value="0" table:formula="of:=[.Q102]/1000" table:style-name="ce1">
            <text:p>#DIV/0!</text:p>
          </table:table-cell>
          <table:table-cell office:value-type="float" office:value="33" table:style-name="ce1">
            <text:p>33</text:p>
          </table:table-cell>
          <table:table-cell office:value-type="float" office:value="0" table:formula="of:=[.Q102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4</text:p>
          </table:table-cell>
          <table:table-cell office:value-type="float" office:value="0" table:formula="of:=SUM([.B103];[.E103];[.H103];[.K103];[.N103])/COUNT([.B103];[.E103];[.H103];[.K103];[.N103])" table:style-name="ce1">
            <text:p>#DIV/0!</text:p>
          </table:table-cell>
          <table:table-cell office:value-type="float" office:value="0" table:formula="of:=[.Q103]/1000" table:style-name="ce1">
            <text:p>#DIV/0!</text:p>
          </table:table-cell>
          <table:table-cell office:value-type="float" office:value="34" table:style-name="ce1">
            <text:p>34</text:p>
          </table:table-cell>
          <table:table-cell office:value-type="float" office:value="0" table:formula="of:=[.Q103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5</text:p>
          </table:table-cell>
          <table:table-cell office:value-type="float" office:value="0" table:formula="of:=SUM([.B104];[.E104];[.H104];[.K104];[.N104])/COUNT([.B104];[.E104];[.H104];[.K104];[.N104])" table:style-name="ce1">
            <text:p>#DIV/0!</text:p>
          </table:table-cell>
          <table:table-cell office:value-type="float" office:value="0" table:formula="of:=[.Q104]/1000" table:style-name="ce1">
            <text:p>#DIV/0!</text:p>
          </table:table-cell>
          <table:table-cell office:value-type="float" office:value="35" table:style-name="ce1">
            <text:p>35</text:p>
          </table:table-cell>
          <table:table-cell office:value-type="float" office:value="0" table:formula="of:=[.Q104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6</text:p>
          </table:table-cell>
          <table:table-cell office:value-type="float" office:value="0" table:formula="of:=SUM([.B105];[.E105];[.H105];[.K105];[.N105])/COUNT([.B105];[.E105];[.H105];[.K105];[.N105])" table:style-name="ce1">
            <text:p>#DIV/0!</text:p>
          </table:table-cell>
          <table:table-cell office:value-type="float" office:value="0" table:formula="of:=[.Q105]/1000" table:style-name="ce1">
            <text:p>#DIV/0!</text:p>
          </table:table-cell>
          <table:table-cell office:value-type="float" office:value="36" table:style-name="ce1">
            <text:p>36</text:p>
          </table:table-cell>
          <table:table-cell office:value-type="float" office:value="0" table:formula="of:=[.Q105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7</text:p>
          </table:table-cell>
          <table:table-cell office:value-type="float" office:value="0" table:formula="of:=SUM([.B106];[.E106];[.H106];[.K106];[.N106])/COUNT([.B106];[.E106];[.H106];[.K106];[.N106])" table:style-name="ce1">
            <text:p>#DIV/0!</text:p>
          </table:table-cell>
          <table:table-cell office:value-type="float" office:value="0" table:formula="of:=[.Q106]/1000" table:style-name="ce1">
            <text:p>#DIV/0!</text:p>
          </table:table-cell>
          <table:table-cell office:value-type="float" office:value="37" table:style-name="ce1">
            <text:p>37</text:p>
          </table:table-cell>
          <table:table-cell office:value-type="float" office:value="0" table:formula="of:=[.Q106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8</text:p>
          </table:table-cell>
          <table:table-cell office:value-type="float" office:value="0" table:formula="of:=SUM([.B107];[.E107];[.H107];[.K107];[.N107])/COUNT([.B107];[.E107];[.H107];[.K107];[.N107])" table:style-name="ce1">
            <text:p>#DIV/0!</text:p>
          </table:table-cell>
          <table:table-cell office:value-type="float" office:value="0" table:formula="of:=[.Q107]/1000" table:style-name="ce1">
            <text:p>#DIV/0!</text:p>
          </table:table-cell>
          <table:table-cell office:value-type="float" office:value="38" table:style-name="ce1">
            <text:p>38</text:p>
          </table:table-cell>
          <table:table-cell office:value-type="float" office:value="0" table:formula="of:=[.Q107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9</text:p>
          </table:table-cell>
          <table:table-cell office:value-type="float" office:value="0" table:formula="of:=SUM([.B108];[.E108];[.H108];[.K108];[.N108])/COUNT([.B108];[.E108];[.H108];[.K108];[.N108])" table:style-name="ce1">
            <text:p>#DIV/0!</text:p>
          </table:table-cell>
          <table:table-cell office:value-type="float" office:value="0" table:formula="of:=[.Q108]/1000" table:style-name="ce1">
            <text:p>#DIV/0!</text:p>
          </table:table-cell>
          <table:table-cell office:value-type="float" office:value="39" table:style-name="ce1">
            <text:p>39</text:p>
          </table:table-cell>
          <table:table-cell office:value-type="float" office:value="0" table:formula="of:=[.Q108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0</text:p>
          </table:table-cell>
          <table:table-cell office:value-type="float" office:value="0" table:formula="of:=SUM([.B109];[.E109];[.H109];[.K109];[.N109])/COUNT([.B109];[.E109];[.H109];[.K109];[.N109])" table:style-name="ce1">
            <text:p>#DIV/0!</text:p>
          </table:table-cell>
          <table:table-cell office:value-type="float" office:value="0" table:formula="of:=[.Q109]/1000" table:style-name="ce1">
            <text:p>#DIV/0!</text:p>
          </table:table-cell>
          <table:table-cell office:value-type="float" office:value="40" table:style-name="ce1">
            <text:p>40</text:p>
          </table:table-cell>
          <table:table-cell office:value-type="float" office:value="0" table:formula="of:=[.Q109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3129999999999999" table:style-name="ce1">
            <text:p>1.313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.1070000000000002" table:style-name="ce1">
            <text:p>2.107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778" table:style-name="ce1">
            <text:p>1.77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879999999999999" table:style-name="ce1">
            <text:p>1.38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240000000000001" table:style-name="ce1">
            <text:p>1.3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41</text:p>
          </table:table-cell>
          <table:table-cell office:value-type="float" office:value="1.5820000000000001" table:formula="of:=SUM([.B110];[.E110];[.H110];[.K110];[.N110])/COUNT([.B110];[.E110];[.H110];[.K110];[.N110])" table:style-name="ce1">
            <text:p>1.582</text:p>
          </table:table-cell>
          <table:table-cell office:value-type="float" office:value="1.5820000000000001E-3" table:formula="of:=[.Q110]/1000" table:style-name="ce1">
            <text:p>0.001582</text:p>
          </table:table-cell>
          <table:table-cell office:value-type="float" office:value="41" table:style-name="ce1">
            <text:p>41</text:p>
          </table:table-cell>
          <table:table-cell office:value-type="float" office:value="1.5820000000000001E-3" table:formula="of:=[.Q110]/1000" table:style-name="ce1">
            <text:p>0.001582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2</text:p>
          </table:table-cell>
          <table:table-cell office:value-type="float" office:value="0" table:formula="of:=SUM([.B111];[.E111];[.H111];[.K111];[.N111])/COUNT([.B111];[.E111];[.H111];[.K111];[.N111])" table:style-name="ce1">
            <text:p>#DIV/0!</text:p>
          </table:table-cell>
          <table:table-cell office:value-type="float" office:value="0" table:formula="of:=[.Q111]/1000" table:style-name="ce1">
            <text:p>#DIV/0!</text:p>
          </table:table-cell>
          <table:table-cell office:value-type="float" office:value="42" table:style-name="ce1">
            <text:p>42</text:p>
          </table:table-cell>
          <table:table-cell office:value-type="float" office:value="0" table:formula="of:=[.Q111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3</text:p>
          </table:table-cell>
          <table:table-cell office:value-type="float" office:value="0" table:formula="of:=SUM([.B112];[.E112];[.H112];[.K112];[.N112])/COUNT([.B112];[.E112];[.H112];[.K112];[.N112])" table:style-name="ce1">
            <text:p>#DIV/0!</text:p>
          </table:table-cell>
          <table:table-cell office:value-type="float" office:value="0" table:formula="of:=[.Q112]/1000" table:style-name="ce1">
            <text:p>#DIV/0!</text:p>
          </table:table-cell>
          <table:table-cell office:value-type="float" office:value="43" table:style-name="ce1">
            <text:p>43</text:p>
          </table:table-cell>
          <table:table-cell office:value-type="float" office:value="0" table:formula="of:=[.Q112]/1000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4</text:p>
          </table:table-cell>
          <table:table-cell office:value-type="float" office:value="0" table:formula="of:=SUM([.B113];[.E113];[.H113];[.K113];[.N113])/COUNT([.B113];[.E113];[.H113];[.K113];[.N113])" table:style-name="ce1">
            <text:p>#DIV/0!</text:p>
          </table:table-cell>
          <table:table-cell office:value-type="float" office:value="0" table:formula="of:=[.Q113]/1000" table:style-name="ce1">
            <text:p>#DIV/0!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[.Q113]/1000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5</text:p>
          </table:table-cell>
          <table:table-cell office:value-type="float" office:value="0" table:formula="of:=SUM([.B114];[.E114];[.H114];[.K114];[.N114])/COUNT([.B114];[.E114];[.H114];[.K114];[.N114])" table:style-name="ce1">
            <text:p>#DIV/0!</text:p>
          </table:table-cell>
          <table:table-cell office:value-type="float" office:value="0" table:formula="of:=[.Q114]/1000" table:style-name="ce1">
            <text:p>#DIV/0!</text:p>
          </table:table-cell>
          <table:table-cell office:value-type="float" office:value="45" table:style-name="ce1">
            <text:p>45</text:p>
          </table:table-cell>
          <table:table-cell office:value-type="float" office:value="0" table:formula="of:=[.Q114]/1000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6</text:p>
          </table:table-cell>
          <table:table-cell office:value-type="float" office:value="0" table:formula="of:=SUM([.B115];[.E115];[.H115];[.K115];[.N115])/COUNT([.B115];[.E115];[.H115];[.K115];[.N115])" table:style-name="ce1">
            <text:p>#DIV/0!</text:p>
          </table:table-cell>
          <table:table-cell office:value-type="float" office:value="0" table:formula="of:=[.Q115]/1000" table:style-name="ce1">
            <text:p>#DIV/0!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[.Q115]/1000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7</text:p>
          </table:table-cell>
          <table:table-cell office:value-type="float" office:value="0" table:formula="of:=SUM([.B116];[.E116];[.H116];[.K116];[.N116])/COUNT([.B116];[.E116];[.H116];[.K116];[.N116])" table:style-name="ce1">
            <text:p>#DIV/0!</text:p>
          </table:table-cell>
          <table:table-cell office:value-type="float" office:value="0" table:formula="of:=[.Q116]/1000" table:style-name="ce1">
            <text:p>#DIV/0!</text:p>
          </table:table-cell>
          <table:table-cell office:value-type="float" office:value="47" table:style-name="ce1">
            <text:p>47</text:p>
          </table:table-cell>
          <table:table-cell office:value-type="float" office:value="0" table:formula="of:=[.Q116]/1000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8</text:p>
          </table:table-cell>
          <table:table-cell office:value-type="float" office:value="0" table:formula="of:=SUM([.B117];[.E117];[.H117];[.K117];[.N117])/COUNT([.B117];[.E117];[.H117];[.K117];[.N117])" table:style-name="ce1">
            <text:p>#DIV/0!</text:p>
          </table:table-cell>
          <table:table-cell office:value-type="float" office:value="0" table:formula="of:=[.Q117]/1000" table:style-name="ce1">
            <text:p>#DIV/0!</text:p>
          </table:table-cell>
          <table:table-cell office:value-type="float" office:value="48" table:style-name="ce1">
            <text:p>48</text:p>
          </table:table-cell>
          <table:table-cell office:value-type="float" office:value="0" table:formula="of:=[.Q117]/1000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9</text:p>
          </table:table-cell>
          <table:table-cell office:value-type="float" office:value="0" table:formula="of:=SUM([.B118];[.E118];[.H118];[.K118];[.N118])/COUNT([.B118];[.E118];[.H118];[.K118];[.N118])" table:style-name="ce1">
            <text:p>#DIV/0!</text:p>
          </table:table-cell>
          <table:table-cell office:value-type="float" office:value="0" table:formula="of:=[.Q118]/1000" table:style-name="ce1">
            <text:p>#DIV/0!</text:p>
          </table:table-cell>
          <table:table-cell office:value-type="float" office:value="49" table:style-name="ce1">
            <text:p>49</text:p>
          </table:table-cell>
          <table:table-cell office:value-type="float" office:value="0" table:formula="of:=[.Q118]/1000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25.86900000000003" table:style-name="ce1">
            <text:p>925.869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942.17700000000002" table:style-name="ce1">
            <text:p>942.177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67.79600000000005" table:style-name="ce1">
            <text:p>867.796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24.1" table:style-name="ce1">
            <text:p>824.1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46.95699999999999" table:style-name="ce1">
            <text:p>846.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st_50</text:p>
          </table:table-cell>
          <table:table-cell office:value-type="float" office:value="881.37980000000005" table:formula="of:=SUM([.B119];[.E119];[.H119];[.K119];[.N119])/COUNT([.B119];[.E119];[.H119];[.K119];[.N119])" table:style-name="ce1">
            <text:p>881.3798</text:p>
          </table:table-cell>
          <table:table-cell office:value-type="float" office:value="0.88137980000000005" table:formula="of:=[.Q119]/1000" table:style-name="ce1">
            <text:p>0.8813798</text:p>
          </table:table-cell>
          <table:table-cell office:value-type="float" office:value="50" table:style-name="ce1">
            <text:p>50</text:p>
          </table:table-cell>
          <table:table-cell office:value-type="float" office:value="0.88137980000000005" table:formula="of:=[.Q119]/1000" table:style-name="ce1">
            <text:p>0.8813798</text:p>
          </table:table-cell>
          <table:table-cell office:value-type="float" office:value="115" table:formula="of:=COUNT([.B70:.B119];[.E70:.E119];[.H70:.H119];[.K70:.K119];[.N70:.N119])" table:style-name="ce1">
            <text:p>115</text:p>
          </table:table-cell>
          <table:table-cell office:value-type="float" office:value="250" table:formula="of:=COUNT([.A70:.A119])*5" table:style-name="ce1">
            <text:p>250</text:p>
          </table:table-cell>
          <table:table-cell office:value-type="float" office:value="42.580852173913044" table:formula="of:=AVERAGE(IF(ISNUMBER([.Q70:.Q119]);[.Q70:.Q119];&quot; &quot;))" table:number-matrix-columns-spanned="1" table:number-matrix-rows-spanned="1" table:style-name="ce1">
            <text:p>42.58085217</text:p>
          </table:table-cell>
          <table:table-cell table:number-columns-repeated="16361"/>
        </table:table-row>
        <table:table-row table:number-rows-repeated="10484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dc:creator>Mandu Shi</dc:creator>
    <meta:creation-date>2020-04-07T19:49:49Z</meta:creation-date>
    <dc:date>2020-04-14T20:36:27Z</dc:date>
    <meta:print-date>2020-04-07T20:48:39Z</meta:print-date>
  </office:meta>
</office:document-meta>
</file>